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09E4F98729235F84.png" manifest:media-type="image/png"/>
  <manifest:file-entry manifest:full-path="Pictures/1000000000000384000002086A4C78974B496F3A.jpg" manifest:media-type="image/jpeg"/>
  <manifest:file-entry manifest:full-path="Pictures/100002010000020000000200072052D1971CC4A8.png" manifest:media-type="image/png"/>
  <manifest:file-entry manifest:full-path="Pictures/1000000000000020000000204B249CA79A42C6D7.png" manifest:media-type="image/png"/>
  <manifest:file-entry manifest:full-path="Pictures/1000000000000128000000AB0DEC8E02539A58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4.724cm" fo:min-width="4.47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98cm"/>
    </style:style>
    <style:style style:name="gr3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5.08cm" svg:y="-0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0cm" svg:y="-0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5.24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0cm" svg:y="-0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5.24cm" svg:y="-0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0.1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5.24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5.08cm" svg:y="10.1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0cm" svg:y="10.1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0.16cm" svg:y="10.1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15.24cm" svg:y="10.1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177cm" svg:height="0.848cm" svg:x="2.397cm" svg:y="-0.008cm">
          <draw:text-box>
            <text:p>Room A <text:s text:c="15"/>Room B <text:s text:c="15"/>Room C <text:s text:c="14"/>Room D</text:p>
          </draw:text-box>
        </draw:frame>
        <draw:frame draw:style-name="gr2" draw:text-style-name="P2" draw:layer="layout" svg:width="18.177cm" svg:height="0.848cm" svg:x="2.398cm" svg:y="14.392cm">
          <draw:text-box>
            <text:p><text:s/>Room I <text:s text:c="15"/>Room H <text:s text:c="14"/>Room G <text:s text:c="15"/>Room F</text:p>
          </draw:text-box>
        </draw:frame>
        <draw:frame draw:style-name="gr2" draw:text-style-name="P2" draw:layer="layout" svg:width="20.447cm" svg:height="0.848cm" svg:x="0.254cm" svg:y="5.248cm">
          <draw:text-box>
            <text:p>Hall<text:tab/><text:tab/><text:tab/><text:tab/><text:tab/><text:tab/><text:tab/><text:tab/><text:tab/><text:tab/><text:tab/><text:tab/><text:tab/> <text:s text:c="4"/>Room E</text:p>
          </draw:text-box>
        </draw:frame>
        <draw:g>
          <draw:line draw:style-name="gr3" draw:text-style-name="P3" xml:id="id1" draw:id="id1" draw:layer="layout" svg:x1="3.056cm" svg:y1="5.067cm" svg:x2="4.326cm" svg:y2="5.067cm">
            <text:p/>
          </draw:line>
          <draw:line draw:style-name="gr4" draw:text-style-name="P3" xml:id="id2" draw:id="id2" draw:layer="layout" svg:x1="4.326cm" svg:y1="3.924cm" svg:x2="4.326cm" svg:y2="5.067cm">
            <text:p/>
          </draw:line>
          <draw:connector draw:style-name="gr4" draw:text-style-name="P3" draw:layer="layout" draw:type="curve" svg:x1="3.056cm" svg:y1="5.067cm" svg:x2="4.326cm" svg:y2="3.924cm" draw:start-shape="id1" draw:start-glue-point="3" draw:end-shape="id2" draw:end-glue-point="0" svg:d="M3056 5067c0-762 423-1143 1270-1143" svg:viewBox="0 0 1271 1144">
            <text:p/>
          </draw:connector>
        </draw:g>
        <draw:g>
          <draw:line draw:style-name="gr3" draw:text-style-name="P3" xml:id="id3" draw:id="id3" draw:layer="layout" svg:x1="8.256cm" svg:y1="5.067cm" svg:x2="9.526cm" svg:y2="5.067cm">
            <text:p/>
          </draw:line>
          <draw:line draw:style-name="gr4" draw:text-style-name="P3" xml:id="id4" draw:id="id4" draw:layer="layout" svg:x1="9.526cm" svg:y1="3.924cm" svg:x2="9.526cm" svg:y2="5.067cm">
            <text:p/>
          </draw:line>
          <draw:connector draw:style-name="gr4" draw:text-style-name="P3" draw:layer="layout" draw:type="curve" svg:x1="8.256cm" svg:y1="5.067cm" svg:x2="9.526cm" svg:y2="3.924cm" draw:start-shape="id3" draw:start-glue-point="3" draw:end-shape="id4" draw:end-glue-point="0" svg:d="M8256 5067c0-762 423-1143 1270-1143" svg:viewBox="0 0 1271 1144">
            <text:p/>
          </draw:connector>
        </draw:g>
        <draw:g>
          <draw:line draw:style-name="gr3" draw:text-style-name="P3" xml:id="id5" draw:id="id5" draw:layer="layout" svg:x1="15.856cm" svg:y1="5.067cm" svg:x2="17.126cm" svg:y2="5.067cm">
            <text:p/>
          </draw:line>
          <draw:line draw:style-name="gr4" draw:text-style-name="P3" xml:id="id6" draw:id="id6" draw:layer="layout" svg:x1="15.926cm" svg:y1="3.924cm" svg:x2="15.926cm" svg:y2="5.067cm">
            <text:p/>
          </draw:line>
          <draw:connector draw:style-name="gr4" draw:text-style-name="P3" draw:layer="layout" draw:type="curve" svg:x1="17.126cm" svg:y1="5.067cm" svg:x2="15.926cm" svg:y2="3.924cm" draw:start-shape="id5" draw:start-glue-point="1" draw:end-shape="id6" draw:end-glue-point="0" svg:d="M17126 5067c0-762-400-1143-1200-1143" svg:viewBox="0 0 1201 1144">
            <text:p/>
          </draw:connector>
        </draw:g>
        <draw:g>
          <draw:line draw:style-name="gr3" draw:text-style-name="P3" xml:id="id7" draw:id="id7" draw:layer="layout" svg:x1="15.222cm" svg:y1="8.266cm" svg:x2="15.222cm" svg:y2="6.952cm">
            <text:p/>
          </draw:line>
          <draw:line draw:style-name="gr4" draw:text-style-name="P3" xml:id="id8" draw:id="id8" draw:layer="layout" svg:x1="15.189cm" svg:y1="8.223cm" svg:x2="16.586cm" svg:y2="8.223cm">
            <text:p/>
          </draw:line>
          <draw:connector draw:style-name="gr4" draw:text-style-name="P3" draw:layer="layout" draw:type="curve" svg:x1="15.222cm" svg:y1="6.952cm" svg:x2="16.586cm" svg:y2="8.223cm" draw:start-shape="id7" draw:start-glue-point="0" draw:end-shape="id8" draw:end-glue-point="1" svg:d="M15222 6952c910 0 1364 423 1364 1271" svg:viewBox="0 0 1365 1272">
            <text:p/>
          </draw:connector>
        </draw:g>
        <draw:g>
          <draw:line draw:style-name="gr3" draw:text-style-name="P3" xml:id="id9" draw:id="id9" draw:layer="layout" svg:x1="3.156cm" svg:y1="10.146cm" svg:x2="4.426cm" svg:y2="10.146cm">
            <text:p/>
          </draw:line>
          <draw:line draw:style-name="gr4" draw:text-style-name="P3" xml:id="id10" draw:id="id10" draw:layer="layout" svg:x1="4.426cm" svg:y1="10.103cm" svg:x2="4.426cm" svg:y2="11.246cm">
            <text:p/>
          </draw:line>
          <draw:connector draw:style-name="gr4" draw:text-style-name="P3" draw:layer="layout" draw:type="curve" svg:x1="3.156cm" svg:y1="10.146cm" svg:x2="4.426cm" svg:y2="11.246cm" draw:start-shape="id9" draw:start-glue-point="3" draw:end-shape="id10" draw:end-glue-point="2" svg:d="M3156 10146c0 734 423 1100 1270 1100" svg:viewBox="0 0 1271 1101">
            <text:p/>
          </draw:connector>
        </draw:g>
        <draw:g>
          <draw:line draw:style-name="gr3" draw:text-style-name="P3" xml:id="id11" draw:id="id11" draw:layer="layout" svg:x1="8.256cm" svg:y1="10.146cm" svg:x2="9.526cm" svg:y2="10.146cm">
            <text:p/>
          </draw:line>
          <draw:line draw:style-name="gr4" draw:text-style-name="P3" xml:id="id12" draw:id="id12" draw:layer="layout" svg:x1="9.526cm" svg:y1="10.103cm" svg:x2="9.526cm" svg:y2="11.246cm">
            <text:p/>
          </draw:line>
          <draw:connector draw:style-name="gr4" draw:text-style-name="P3" draw:layer="layout" draw:type="curve" svg:x1="8.256cm" svg:y1="10.146cm" svg:x2="9.526cm" svg:y2="11.246cm" draw:start-shape="id11" draw:start-glue-point="3" draw:end-shape="id12" draw:end-glue-point="2" svg:d="M8256 10146c0 734 423 1100 1270 1100" svg:viewBox="0 0 1271 1101">
            <text:p/>
          </draw:connector>
        </draw:g>
        <draw:g>
          <draw:line draw:style-name="gr3" draw:text-style-name="P3" xml:id="id13" draw:id="id13" draw:layer="layout" svg:x1="13.356cm" svg:y1="10.146cm" svg:x2="14.626cm" svg:y2="10.146cm">
            <text:p/>
          </draw:line>
          <draw:line draw:style-name="gr4" draw:text-style-name="P3" xml:id="id14" draw:id="id14" draw:layer="layout" svg:x1="14.626cm" svg:y1="10.103cm" svg:x2="14.626cm" svg:y2="11.246cm">
            <text:p/>
          </draw:line>
          <draw:connector draw:style-name="gr4" draw:text-style-name="P3" draw:layer="layout" draw:type="curve" svg:x1="13.356cm" svg:y1="10.146cm" svg:x2="14.626cm" svg:y2="11.246cm" draw:start-shape="id13" draw:start-glue-point="3" draw:end-shape="id14" draw:end-glue-point="2" svg:d="M13356 10146c0 734 423 1100 1270 1100" svg:viewBox="0 0 1271 1101">
            <text:p/>
          </draw:connector>
        </draw:g>
        <draw:g>
          <draw:line draw:style-name="gr3" draw:text-style-name="P3" xml:id="id15" draw:id="id15" draw:layer="layout" svg:x1="15.856cm" svg:y1="10.146cm" svg:x2="17.126cm" svg:y2="10.146cm">
            <text:p/>
          </draw:line>
          <draw:line draw:style-name="gr4" draw:text-style-name="P3" xml:id="id16" draw:id="id16" draw:layer="layout" svg:x1="15.826cm" svg:y1="10.103cm" svg:x2="15.826cm" svg:y2="11.246cm">
            <text:p/>
          </draw:line>
          <draw:connector draw:style-name="gr4" draw:text-style-name="P3" draw:layer="layout" draw:type="curve" svg:x1="17.126cm" svg:y1="10.146cm" svg:x2="15.826cm" svg:y2="11.246cm" draw:start-shape="id15" draw:start-glue-point="1" draw:end-shape="id16" draw:end-glue-point="2" svg:d="M17126 10146c0 734-433 1100-1300 1100" svg:viewBox="0 0 1301 1101">
            <text:p/>
          </draw:connector>
        </draw:g>
        <draw:g>
          <draw:line draw:style-name="gr3" draw:text-style-name="P3" xml:id="id17" draw:id="id17" draw:layer="layout" svg:x1="13.356cm" svg:y1="5.067cm" svg:x2="14.626cm" svg:y2="5.067cm">
            <text:p/>
          </draw:line>
          <draw:line draw:style-name="gr4" draw:text-style-name="P3" xml:id="id18" draw:id="id18" draw:layer="layout" svg:x1="14.626cm" svg:y1="3.924cm" svg:x2="14.626cm" svg:y2="5.067cm">
            <text:p/>
          </draw:line>
          <draw:connector draw:style-name="gr4" draw:text-style-name="P3" draw:layer="layout" draw:type="curve" svg:x1="13.356cm" svg:y1="5.067cm" svg:x2="14.626cm" svg:y2="3.924cm" draw:start-shape="id17" draw:start-glue-point="3" draw:end-shape="id18" draw:end-glue-point="0" svg:d="M13356 5067c0-762 423-1143 1270-1143" svg:viewBox="0 0 1271 1144">
            <text:p/>
          </draw:connector>
        </draw:g>
        <draw:frame draw:style-name="gr5" draw:text-style-name="P4" draw:layer="layout" svg:width="2.228cm" svg:height="1.287cm" svg:x="17.907cm" svg:y="5.952cm">
          <draw:image xlink:href="Pictures/1000000000000128000000AB0DEC8E02539A58A7.png" xlink:type="simple" xlink:show="embed" xlink:actuate="onLoad">
            <text:p/>
          </draw:image>
        </draw:frame>
        <draw:frame draw:style-name="gr5" draw:text-style-name="P4" draw:layer="layout" svg:width="2.228cm" svg:height="1.287cm" svg:x="2.667cm" svg:y="0.762cm">
          <draw:image xlink:href="Pictures/1000000000000128000000AB0DEC8E02539A58A7.png" xlink:type="simple" xlink:show="embed" xlink:actuate="onLoad">
            <text:p/>
          </draw:image>
        </draw:frame>
        <draw:frame draw:style-name="gr5" draw:text-style-name="P4" draw:layer="layout" svg:width="1.203cm" svg:height="1.203cm" svg:x="1.972cm" svg:y="0.829cm">
          <draw:image xlink:href="Pictures/100002010000020000000200072052D1971CC4A8.png" xlink:type="simple" xlink:show="embed" xlink:actuate="onLoad">
            <text:p/>
          </draw:image>
        </draw:frame>
        <draw:frame draw:style-name="gr5" draw:text-style-name="P4" draw:layer="layout" svg:width="2.056cm" svg:height="1.188cm" svg:x="0.127cm" svg:y="0.844cm">
          <draw:image xlink:href="Pictures/1000000000000384000002086A4C78974B496F3A.jpg" xlink:type="simple" xlink:show="embed" xlink:actuate="onLoad">
            <text:p/>
          </draw:image>
        </draw:frame>
        <draw:frame draw:style-name="gr5" draw:text-style-name="P4" draw:layer="layout" svg:width="2.228cm" svg:height="1.287cm" svg:x="7.747cm" svg:y="0.762cm">
          <draw:image xlink:href="Pictures/1000000000000128000000AB0DEC8E02539A58A7.png" xlink:type="simple" xlink:show="embed" xlink:actuate="onLoad">
            <text:p/>
          </draw:image>
        </draw:frame>
        <draw:frame draw:style-name="gr5" draw:text-style-name="P4" draw:layer="layout" svg:width="2.228cm" svg:height="1.287cm" svg:x="6.535cm" svg:y="8.382cm">
          <draw:image xlink:href="Pictures/1000000000000128000000AB0DEC8E02539A58A7.png" xlink:type="simple" xlink:show="embed" xlink:actuate="onLoad">
            <text:p/>
          </draw:image>
        </draw:frame>
        <draw:frame draw:style-name="gr5" draw:text-style-name="P4" draw:layer="layout" svg:width="1.72cm" svg:height="1.72cm" draw:transform="rotate (-0.00174532925199447) translate (18.219cm 7.366cm)">
          <draw:image xlink:href="Pictures/10000201000002000000020009E4F98729235F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ffset-x="0.203cm" draw:shadow-offset-y="0.203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21:00:53.528585135</meta:creation-date>
    <meta:generator>LibreOffice/6.0.3.2$Linux_X86_64 LibreOffice_project/00m0$Build-2</meta:generator>
    <dc:date>2018-10-03T02:09:30.956642512</dc:date>
    <meta:editing-duration>PT1H36M14S</meta:editing-duration>
    <meta:editing-cycles>5</meta:editing-cycles>
    <meta:document-statistic meta:object-count="57"/>
  </office:meta>
</office:document-meta>
</file>